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StarSymbol" svg:font-family="Star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Nimbus Roman No9 L" svg:font-family="'Nimbus Roman No9 L'" style:font-family-generic="roman" style:font-pitch="variable"/>
    <style:font-face style:name="Arial Narrow" svg:font-family="'Arial Narrow'" style:font-family-generic="swiss" style:font-pitch="variable"/>
    <style:font-face style:name="Nimbus Sans L" svg:font-family="'Nimbus Sans L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Text_20_body" style:list-style-name="WW8Num12"/>
    <style:style style:name="P2" style:family="paragraph" style:parent-style-name="Text_20_body" style:list-style-name="WW8Num12"/>
    <style:style style:name="P3" style:family="paragraph" style:parent-style-name="Text_20_body" style:list-style-name="WW8Num12"/>
    <style:style style:name="P4" style:family="paragraph" style:parent-style-name="Text_20_body" style:list-style-name="WW8Num12"/>
    <style:style style:name="P5" style:family="paragraph" style:parent-style-name="Text_20_body" style:list-style-name="WW8Num12"/>
    <style:style style:name="P6" style:family="paragraph" style:parent-style-name="Text_20_body" style:list-style-name="WW8Num12"/>
    <style:style style:name="P7" style:family="paragraph" style:parent-style-name="Text_20_body" style:list-style-name="L1"/>
    <style:style style:name="P8" style:family="paragraph" style:parent-style-name="Text_20_body" style:list-style-name="L1"/>
    <style:style style:name="P9" style:family="paragraph" style:parent-style-name="Text_20_body" style:list-style-name="WW8Num12"/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ehandle melding</text:h>
      <text:p text:style-name="Standard">Filtrer meldinger i visningsvinduet på gruppe eller person. Åpne aktuell melding for behandling.</text:p>
      <text:p text:style-name="Text_20_body">Person med tildelte rettigheter kan åpne en melding og gjøre sine endringer eller gi sine kommentarer. Dette vil logges i historikken. Følgende felt er åpne for redigering;</text:p>
      <text:list text:style-name="WW8Num12">
        <text:list-item>
          <text:p text:style-name="P1">Tildelt person</text:p>
        </text:list-item>
        <text:list-item>
          <text:p text:style-name="P1">Tildelt gruppe; for eksempel legge meldingen på eier i stedet for forvalter</text:p>
        </text:list-item>
        <text:list-item>
          <text:p text:style-name="P1">Prioritet; tallverdi kan endres</text:p>
        </text:list-item>
        <text:list-item>
          <text:p text:style-name="P1">Status; status endres av bemyndiget saksbehandler etter hvert som behandlingen av meldingen skrider frem</text:p>
        </text:list-item>
        <text:list-item>
          <text:p text:style-name="P1">Kategori; noe som var innmeldt som en skade, kan for eksempel endres til reklamasjon eller forsikringsskade</text:p>
        </text:list-item>
        <text:list-item>
          <text:p text:style-name="P1">Ferdig dato; leietaker kan ha ønske om en ferdigstillelsesdato, men dersom denne ikke er realistisk kan forvalter/eier endre denne (person som initierte meldingen kan se endringer)</text:p>
        </text:list-item>
        <text:list-item>
          <text:p text:style-name="P1">Saksbehandler kan legge til ny kommentar før lagring</text:p>
        </text:list-item>
      </text:list>
      <text:p text:style-name="Text_20_body"/>
      <text:p text:style-name="Text_20_body">Alle registreringer/endringer lagres i historikken.</text:p>
      <text:p text:style-name="Text_20_body">Fra melding kan det opprettes</text:p>
      <text:list text:style-name="L1">
        <text:list-item>
          <text:p text:style-name="P7">et behov i påvente av medtak i en eller annen plan/prosjekt</text:p>
        </text:list-item>
        <text:list-item>
          <text:p text:style-name="P7">en direkte bestilling. Bestillingen må knyttes til et prosjekt og en arbeidsordre. </text:p>
        </text:list-item>
      </text:list>
      <text:p text:style-name="Text_20_body">Egne menyvalg for disse alternativene finnes nederst i vindu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StarSymbol" svg:font-family="Star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Nimbus Roman No9 L" svg:font-family="'Nimbus Roman No9 L'" style:font-family-generic="roman" style:font-pitch="variable"/>
    <style:font-face style:name="Arial Narrow" svg:font-family="'Arial Narrow'" style:font-family-generic="swiss" style:font-pitch="variable"/>
    <style:font-face style:name="Nimbus Sans L" svg:font-family="'Nimbus Sans L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Andale Sans UI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2" text:consecutive-numbering="true">
      <text:list-level-style-bullet text:level="1" text:style-name="WW8Num1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2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7$Build-9229</meta:generator>
    <meta:initial-creator>Knut Vidar Olsen</meta:initial-creator>
    <meta:creation-date>2007-12-04T09:37:26</meta:creation-date>
    <dc:date>2007-12-20T11:40:56</dc:date>
    <meta:editing-cycles>6</meta:editing-cycles>
    <meta:editing-duration>PT14M2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5" meta:word-count="169" meta:character-count="1132"/>
  </office:meta>
</office:document-meta>
</file>